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ymbol" svg:font-family="Symbol"/>
    <style:font-face style:name="Times" svg:font-family="Times"/>
  </office:font-face-decls>
  <office:automatic-styles>
    <style:style style:name="P1" style:family="paragraph" style:parent-style-name="Standard">
      <style:paragraph-properties fo:text-align="center"/>
      <style:text-properties style:font-name="Times" fo:font-size="24.0pt"/>
    </style:style>
    <style:style style:name="P2" style:family="paragraph" style:parent-style-name="Standard">
      <style:text-properties style:font-name="Times" fo:font-size="20.0pt"/>
    </style:style>
    <style:style style:name="P3" style:family="paragraph" style:parent-style-name="Standard">
      <style:text-properties style:font-name="Times" fo:font-size="12.0pt"/>
    </style:style>
    <style:style style:name="P4" style:family="paragraph" style:parent-style-name="Standard">
      <style:paragraph-properties fo:text-align="center"/>
      <style:text-properties style:font-name="Times" fo:font-size="12.0pt"/>
    </style:style>
    <style:style style:name="P5" style:family="paragraph" style:parent-style-name="Standard">
      <style:paragraph-properties fo:text-align="center"/>
      <style:text-properties style:font-name="Times" fo:font-size="20.0pt"/>
    </style:style>
    <style:style style:name="P6" style:family="paragraph" style:parent-style-name="Standard">
      <style:paragraph-properties fo:margin-top="0.1665in" fo:margin-bottom="0.0835in"/>
      <style:text-properties style:font-name="Times" fo:font-size="14.0pt"/>
    </style:style>
    <style:style style:name="P7" style:family="paragraph" style:parent-style-name="Standard">
      <style:paragraph-properties fo:margin-top="0.0398in" fo:margin-bottom="0.0398in"/>
      <style:text-properties style:font-name="Times" fo:font-size="14.0pt"/>
    </style:style>
    <style:style style:name="P8" style:family="paragraph" style:parent-style-name="Standard">
      <style:paragraph-properties fo:margin-bottom="0.0972in" fo:line-height="120%"/>
      <style:text-properties style:font-name="Times" fo:font-size="12.0pt"/>
    </style:style>
    <style:style style:name="P9" style:family="paragraph" style:parent-style-name="Standard">
      <style:paragraph-properties fo:line-height="120%"/>
      <style:text-properties style:font-name="Times" fo:font-size="12.0pt"/>
    </style:style>
    <style:style style:name="P10" style:family="paragraph" style:parent-style-name="Standard">
      <style:text-properties style:font-name="Times" fo:font-size="12.0pt" fo:color="#000000"/>
    </style:style>
    <style:style style:name="P11" style:family="paragraph" style:parent-style-name="Standard">
      <style:paragraph-properties fo:margin-top="0.1390in" fo:margin-bottom="0.0835in"/>
      <style:text-properties style:font-name="Times" fo:font-size="12.0pt"/>
    </style:style>
    <style:style style:name="P12" style:family="paragraph" style:parent-style-name="Standard">
      <style:paragraph-properties fo:margin-bottom="0.0972in" fo:line-height="120%"/>
      <style:text-properties style:font-name="Times" fo:font-size="12.0pt" fo:color="#000000"/>
    </style:style>
    <style:style style:name="P13" style:family="paragraph" style:parent-style-name="Standard">
      <style:paragraph-properties fo:margin-left="0.5000in" fo:text-indent="-0.5000in" fo:line-height="120%">
        <style:tab-stops>
          <style:tab-stop style:position="0.1528in"/>
          <style:tab-stop style:position="0.5000in"/>
        </style:tab-stops>
      </style:paragraph-properties>
      <style:text-properties style:font-name="Times" fo:font-size="12.0pt"/>
    </style:style>
    <style:style style:name="P14" style:family="paragraph" style:parent-style-name="Standard">
      <style:paragraph-properties fo:margin-bottom="0.0972in" fo:margin-left="0.5000in" fo:text-indent="-0.5000in" fo:line-height="120%">
        <style:tab-stops>
          <style:tab-stop style:position="0.1528in"/>
          <style:tab-stop style:position="0.5000in"/>
        </style:tab-stops>
      </style:paragraph-properties>
      <style:text-properties style:font-name="Times" fo:font-size="12.0pt"/>
    </style:style>
    <style:style style:name="P15" style:family="paragraph" style:parent-style-name="Standard">
      <style:paragraph-properties fo:margin-bottom="0.0972in" fo:margin-left="1.0000in" fo:text-indent="-1.0000in" fo:line-height="120%">
        <style:tab-stops>
          <style:tab-stop style:position="0.6528in"/>
          <style:tab-stop style:position="1.0000in"/>
        </style:tab-stops>
      </style:paragraph-properties>
      <style:text-properties style:font-name="Times" fo:font-size="12.0pt"/>
    </style:style>
    <style:style style:name="P16" style:family="paragraph" style:parent-style-name="Standard">
      <style:paragraph-properties fo:margin-top="0.1665in" fo:margin-bottom="0.0835in"/>
      <style:text-properties style:font-name="Times" fo:font-size="12.0pt"/>
    </style:style>
    <style:style style:name="P17" style:family="paragraph" style:parent-style-name="Standard">
      <style:paragraph-properties fo:margin-left="0.5000in" fo:text-indent="-0.5000in" fo:line-height="120%">
        <style:tab-stops>
          <style:tab-stop style:position="0.1528in"/>
          <style:tab-stop style:position="0.5000in"/>
        </style:tab-stops>
      </style:paragraph-properties>
      <style:text-properties style:font-name="Times" fo:font-size="12.0pt" fo:color="#d90b00"/>
    </style:style>
    <style:style style:name="P18" style:family="paragraph" style:parent-style-name="Standard">
      <style:paragraph-properties fo:line-height="120%">
        <style:tab-stops>
          <style:tab-stop style:position="0.3937in"/>
        </style:tab-stops>
      </style:paragraph-properties>
      <style:text-properties style:font-name="Times" fo:font-size="12.0pt"/>
    </style:style>
    <style:style style:name="T1" style:family="text">
      <style:text-properties fo:font-weight="bold" fo:font-weight-asian="bold" fo:font-weight-complex="bold"/>
    </style:style>
    <style:style style:name="T2" style:family="text">
      <style:text-properties fo:color="#000000"/>
    </style:style>
    <style:style style:name="T3" style:family="text">
      <style:text-properties fo:color="#956900"/>
    </style:style>
    <style:style style:name="T4" style:family="text">
      <style:text-properties style:font-name="Symbol"/>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3">
      <text:list-level-style-number text:level="1" style:num-suffix=")" style:num-format="1">
        <style:list-level-properties text:space-before="0.25in" text:min-label-width="0.25in"/>
      </text:list-level-style-number>
    </text:list-style>
  </office:automatic-styles>
  <office:body>
    <office:text>
      <text:p text:style-name="P1">Vysoké učení technické v Brně</text:p>
      <text:p text:style-name="P1">Fakulta informačných technológií</text:p>
      <text:p text:style-name="P2"/>
      <text:p text:style-name="P3"/>
      <text:p text:style-name="P3"/>
      <text:p text:style-name="P3"/>
      <text:p text:style-name="P4"/>
      <text:p text:style-name="P4"/>
      <text:p text:style-name="P1"/>
      <text:p text:style-name="P1"/>
      <text:p text:style-name="P1"/>
      <text:p text:style-name="P1">Model restaurace v období oběda</text:p>
      <text:p text:style-name="P1"><text:tab/></text:p>
      <text:p text:style-name="P5">Dokumentácia k projektu do predmetu IMS</text:p>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6"/>
      <text:p text:style-name="P6"><text:tab/><text:tab/><text:tab/><text:tab/><text:tab/><text:tab/><text:tab/><text:tab/>Autori: </text:p>
      <text:p text:style-name="P7"><text:tab/><text:tab/><text:tab/><text:tab/><text:tab/><text:tab/><text:tab/><text:tab/>Marián Ďurčo(xdurco00),</text:p>
      <text:p text:style-name="P7">Brno 2016<text:tab/><text:tab/><text:tab/><text:tab/><text:tab/><text:tab/><text:tab/>Marcel Kiss(xkissm01)</text:p>
      <text:p text:style-name="P3"><text:tab/><text:tab/></text:p>
      <text:p text:style-name="P3"><text:span text:style-name="T1">Úvod</text:span></text:p>
      <text:p text:style-name="P8"/>
      <text:p text:style-name="P9"><text:tab/>Táto práca popisuje riešenie návrhu a implementácie simulačného modelu pre reštauračné zariadenie v obobí obeda. </text:p>
      <text:p text:style-name="P10"><text:span text:style-name="T2"><text:tab/></text:span>Hlavným účelom bolo vytvorenie validného simulacného modelu, pomocou ktorého by sme vedeli zistiť problematické a najmä najviac časovo náročné situácie pri staraní sa o zákazníka. Výsledky by mali pomocť násť slabé miesta a navrhnúť riešenie k ich odstráneniu.</text:p>
      <text:p text:style-name="P10"><text:tab/>Pre vypracovanie tejto simulácie bolo potrebné porozumieť problematike týkajúcej sa tvorbe simulačného modelu, skúmanie a porozumenie reálneho modelu a jeho následná abstrakcia.</text:p>
      <text:p text:style-name="P11"><text:span text:style-name="T1">Autori</text:span></text:p>
      <text:p text:style-name="P12"><text:span text:style-name="T2"><text:tab/></text:span>Pri tvorbe spolupracovali ako hlavný tvorcovia Marcel Kiss spolu s Mariánom Ďurčom. Dáta, ktoré boli použité sú z reálneho pozorovania v reštauračnom zariadení. Informácie boli najmä čerpané <text:s/>z prednášok predmetu IMS a dokumenačných stránok knihovne SIMLIB. Tieto a ostatné zdroje sú uvedené v závere tejto dokumentácie.</text:p>
      <text:p text:style-name="P11"><text:span text:style-name="T1">Overenie validity modelu</text:span></text:p>
      <text:p text:style-name="P12"><text:tab/>Overovanie prebiehalo v reálnom prostredí jednej z reštaurácií. ………………</text:p>
      <text:p text:style-name="P3"><text:span text:style-name="T1">Rozbor témy</text:span></text:p>
      <text:p text:style-name="P9"/>
      <text:p text:style-name="P9"><text:tab/>Sledovaný reštauračný systém bol skúmaný v období večere, čiže počas najvačšej frekvencie príchodov a odchodov zákazníkov. Zameriavame sa na časy, čakanie a čakacie rady, ktoré sa v podniku vyskytujú a preto musíme zohladniť každý drobný úkon a nesmie ostať bez časového trvania.</text:p>
      <text:p text:style-name="P9"><text:tab/>V reštaurácií sa vyskytuje jeden zamestnanec, ktorý má na starosti usádzanie prichádzajúcich ľudí k voľným stolom, prípadne rieši vopred zajednané rezervácie na konkrétne stoly v reštauračnom zariadení. Ten ak je voľný stôl vezme skupinku alebo jednotlica, ktorý je na rade a odprevadí ho/ich až ku stolu následne sa vracia naspäť. V prípade, že nieje žiaden zo stolov voľný nerobí nič až kým sa ktorýkoľvek neuvoľní, aby mohol usadiť dalších zákazníkov.</text:p>
      <text:p text:style-name="P9"><text:tab/>Keď sú zákazníci usadení, čašníci pokiaľ sú volní, pristupujú ku stolom aby riešili zákazníkov v štyroch typoch úloh. Na začiatku prínos jedálneho lístka a objednanie pitia, dovezenie obejdnaného nápoja a objednanie jedla, prinesenie hotovej objednávky (všetkým naraz pri jednom stole) a nakoniec platba, upratanie stola a príprava pre ďalších zákazníkov. V rámci čakania na jedlo vykonáva prípravu objednávky kuchyňa, ktorá má kapacitu paralelného spracovania objednávok z jedného stola, to znamená, kolko objednávok dokážu kuchári a asistenti pripravovať naraz.</text:p>
      <text:p text:style-name="P9"><text:tab/>* Keďže zohľadňujeme drobné úkony čašníkov, niektoré časové úseky sa prelínajú, až strácajú pri malých hodnotách, ktoré dokopy nemôžu byť zanedbatelné a preto sa berú ako celok.</text:p>
      <text:p text:style-name="P9"><text:tab/>* Z našeho merania relánych hodnôt, sme dospeli preložením grafu k niektorým zjednonušeniam časových funkcii.</text:p>
      <text:p text:style-name="P9"><text:tab/>* Záznamy sú často vyjadrené priemerom alebo lineárnou funkciou priemerov z nameraných záznamov.</text:p>
      <text:p text:style-name="P9"><text:tab/></text:p>
      <text:list text:style-name="L1">
        <text:list-item>
          <text:p text:style-name="P13">Podlozenie zistených výsledkov</text:p>
        </text:list-item>
        <text:list-item>
          <text:p text:style-name="P13">zobrazenie ziskanych dat v nasom pripade osobne merania ako dôverihodny zdroj</text:p>
        </text:list-item>
        <text:list-item>
          <text:p text:style-name="P13">tieto merania nejak zobraziť grafom atdd</text:p>
        </text:list-item>
      </text:list>
      <text:p text:style-name="P11"><text:span text:style-name="T1">Použité postupy</text:span></text:p>
      <text:p text:style-name="P9"><text:tab/>Najprv bolo potrebné sa zoznámiť s reálnym systémom, podľa ktorého bude vytváraný simulačný model. Buď použiť už existujúce štatistiky a dáta, ktoré sú voľne dostupné alebo si ich získať sám pozorovaním vybraného systému. Z dôvodu nemožnosti nájsť relevantné dáta, ktoré by vyhovovali pre simulovaný model boli dáta nakoniec získané pozorovaním reálneho systému. Doplnením o reálne namerané dáta sme spravili rozhovor s ľudmi, ktorý v podobných podnikoch už boli a vyjadrili sa odhadom k, pre nás dôležitým, údajom o chode reštaurácii pre štatistické porovnanie s nameranými.</text:p>
      <text:p text:style-name="P9"><text:tab/>Ako prvý bod bolo pre náš dôležité zpísať si, ktoré dáta sú pre náš dôležité, s ktorými budeme pracovať a ktoré sledovať. Potom sozumarizovať aké fázy sa vykonávajú pri bežnej návšteve nášho typu reštaurácie a synchronizačné body, ktoré mpžu mať následky na sledované javy. Pri získavaní dát sme si zapisovali časové úseky našeho procesu návštevi podniku a taktiež okolitých, náhodných ľudí.</text:p>
      <text:p text:style-name="P8"><text:tab/>Pre popis modelu je použitá petriho sieť. <text:span text:style-name="T3">Sieť nezobrazuje úplnú funkčnosť implementovaného modelu.</text:span><text:s/>Pre potrebu vykonávania experimentov, analýzy výsledkov a aj samotnú implementáciu simulačného modelu je použitý nástroj SIMLIB/C++.</text:p>
      <text:list text:style-name="L2">
        <text:list-item>
          <text:p text:style-name="P14">Postupy ake sme pouzili pri tvorbe modelu tj.:</text:p>
          <text:list>
            <text:list-item>
              <text:p text:style-name="P15">ziskali sme subor dat pomocom merani a pozorovani v realite</text:p>
            </text:list-item>
          </text:list>
        </text:list-item>
      </text:list>
      <text:p text:style-name="P11"><text:span text:style-name="T1"><text:s/>Použité technológie</text:span></text:p>
      <text:p text:style-name="P9"><text:tab/>Simulačný nástroj SIMLIB/C++ je knihovňa programovacieho jazika C++. Keďže je tento nástroj voľne dostupný a šíriteľný je pre tento projekt ideálny. Umožnuje rýchle vytvorenie funkčného simulačného modelu za použitia objektovo orientovaného paradigma. Ponúka nám širokú škálu modulov ako pre samotnú simuláciu ale aj vizualizáciue a tak isto analýzu simulovaných dát.</text:p>
      <text:p text:style-name="P16"><text:span text:style-name="T1">Abstraktný model</text:span></text:p>
      <text:p text:style-name="P9"><text:tab/>K tomu aby sme mohli nejakým spôsobom simulovať reálny systém je potrebné pomocou dát a informácií, ktoré o tomto systéme máme a poznáme vytvorit jeho abstraraktný model. Ten sa vytvára z dôvodu zanedbania určitých skutočností, ktoré by nebolo možné modelovať alebo by to bolo veľmi zložité, pričom ale musí byť zachovaná validita tohoto modelu.</text:p>
      <text:p text:style-name="P9"><text:tab/>Modely nám slúžia k objasneniu správania systému na základe určitých parametrov a vzťahov medzi nimi. Je možné tímto skúmať závislosti a v niektorých prípadoch predpovedať chovanie za určitých podmienok. Dalej je možné nájsť faktory, na ktorých je celý modelovaný systém postavený. S týmito výsledkami je možné daný systém optimalizovať zvolením najvhodnejšej kombinácie parametrov a tým prispieť k lepšej odozve systému.</text:p>
      <text:p text:style-name="P9"><text:tab/>V tomto konkrétnom modely je abstrahovaných niekoľko prípadov:</text:p>
      <text:list text:style-name="L3">
        <text:list-item>
          <text:p text:style-name="P13">Čašníci vždy po vykonaní nejakej určitej činnosti (platby zákaníka, prinesenia jedla, menu, atd..) sa vždy vracaju na svoje počiatočné pomyselné stanovisko, teda je zanedbaná alebo zahrnutá možnosť ísť napríklad od jedného stolu priamo k inému</text:p>
        </text:list-item>
        <text:list-item>
          <text:p text:style-name="P13">Čašníci vykonávajú odpratávanie použitého riadu v rámci času presunu medzi stolom a pracoviskom</text:p>
        </text:list-item>
        <text:list-item>
          <text:p text:style-name="P13">Počet kuchárov nieje definovaný, nie každý kuchár dokáže robiť každý druh objednávky, niektorý dokážu viac podobných objednávok naraz a dopomáhajú asistenti na jednoduché úkony (pripravovanie ingrediencii). Definovaný počet možných paralelných spracovaní objednávok v jednom okamihu, nezáleží kolko ludí ich pripravuje</text:p>
        </text:list-item>
        <text:list-item>
          <text:p text:style-name="P13">Presúvanie stolov je zanedbatelné alebo zakázané</text:p>
        </text:list-item>
        <text:list-item>
          <text:p text:style-name="P13">Stôl môže obsadiť len jedna konkrétnna skupinka ľudí nieje možné aby pri jednom stole sedeli dve a viac rôznych skupín</text:p>
        </text:list-item>
        <text:list-item>
          <text:p text:style-name="P13">Rôzne nehody ako pokazenie objednávky na strane kuchyne alebo čašníka sú na rozmery a malé časové skreslenia zanedbané alebo zahrnuté</text:p>
        </text:list-item>
        <text:list-item>
          <text:p text:style-name="P17">Prípadný naliehavý odchod zákazníka vyberania jedla alebo jedenia je taktiez uplne zanedbaný </text:p>
        </text:list-item>
      </text:list>
      <text:p text:style-name="P18"/>
      <text:list text:style-name="L1">
        <text:list-item>
          <text:p text:style-name="P13">TODO zdovodnenie ze vyssie uvedene neovplyvnia validitu modelu</text:p>
        </text:list-item>
        <text:list-item>
          <text:p text:style-name="P13">TODO pridat sem aj casy tj. ze su nejakym sposobom okresané?</text:p>
        </text:list-item>
      </text:list>
      <text:p text:style-name="P11"><text:tab/>Spôsoby a formy vyjadrenia abstraktného modelu</text:p>
      <text:p text:style-name="P8"><text:tab/>Spôsobov na vyjadrenie modelu je niekoľko. Všetky modely sa odvíjajú od konceptuálneho. Ten prevažné slúží na objasnenie súvislostí a základné popísanie sytému. V tejto práci je použitý jeden z deklaratívnych modelov, ktorý sa odvíja od vyššie spomínaného konceptuálneho modelu a to konktétne petriho sieť.</text:p>
      <text:list text:style-name="L1">
        <text:list-item>
          <text:p text:style-name="P14">vlozit mozno nejeku zaujimavu cast s petriho siete a popisat ju popripade aj viac ako jednu, ak by sme chceli natiahnut text</text:p>
        </text:list-item>
      </text:list>
      <text:p text:style-name="P16"><text:span text:style-name="T1">Implementačný prístup</text:span></text:p>
      <text:p text:style-name="P16"><text:tab/>Implementácia vychádza definovaním začiatku a konca, celého a sledovaného časového úseku simulácie. Sledovaný časový úsek a celkový časový úsek sa líšia, pretože sledujeme špišku príchodov a do tohto času, sa stav obsadenosti reštaurácie mení a pri vstupe do sledovaného časového úseku je reštaurácia už plnom prúde. Základná časová jednotka simulácie je sekunda a do systému sa generujú objekty v pravidelných intervaloch ako simulovanie príchodu zákazníkov do reštaurácie. Základným prvkom je trieda reprezentujúca skupinu ľudí, ktorá prichádza do systému. Celý pohlad simulácie je zo strany zákazníka kde sa odohráva celý proces od príchodu do odchodu jedenj skupiny zákazníkov, ktorí obsadia práve jeden stôl a vždy a všade sa pohybujú spolu. V tomto procese využívame pomocné, všeobecne použitelné triedy na spracovanie nesynchronizovaných udalostí od hlavného, zákaznického procesu, napríklad ako návrat čašníka počas toho ako zákazníci začnú jesť. Tento proces si žiada o synchronizáciu s čašníkmi alebo uchádzačom, s ktorými prejdú do ďalších fáz ako výber jedla, objednanie, usadenie, platba atd. </text:p>
      <text:list text:style-name="L1">
        <text:list-item>
          <text:p text:style-name="P14">Abstraktny popis programu tj. cinnost, princip, nejake vyznamne dat. Struktury</text:p>
        </text:list-item>
        <text:list-item>
          <text:p text:style-name="P14">nepouzivat nazvy tried, funkcii atd z zdrojakov</text:p>
        </text:list-item>
        <text:list-item>
          <text:p text:style-name="P14">ide o vysvetlenie programu pre laika a neznaleho cloveka vo vodach informatickych</text:p>
        </text:list-item>
        <text:list-item>
          <text:p text:style-name="P14">mozne pouzitie schem, mozno nejaky pseudo kod</text:p>
        </text:list-item>
      </text:list>
      <text:p text:style-name="P16"><text:span text:style-name="T1">Architektúra simulačného modelu</text:span></text:p>
      <text:list text:style-name="L1">
        <text:list-item>
          <text:p text:style-name="P14">Nejake zaujimavosti o nasom modely</text:p>
        </text:list-item>
        <text:list-item>
          <text:p text:style-name="P14">abstraktny model <text:span text:style-name="T4">→</text:span><text:s/>simulacny model popisat ako spojenie tj. co z abstraktneho modelu je v simulacnom a pripadne</text:p>
        </text:list-item>
      </text:list>
      <text:p text:style-name="P16"><text:span text:style-name="T1">Simulačné experimenty</text:span></text:p>
      <text:list text:style-name="L1">
        <text:list-item>
          <text:p text:style-name="P14">Co cheme experimentami zistit/dosiahnut</text:p>
        </text:list-item>
        <text:list-item>
          <text:p text:style-name="P14">Experimentovanim s modelom ziskavame nove znalosti o systeme</text:p>
        </text:list-item>
        <text:list-item>
          <text:p text:style-name="P14">mozno by sme tu mohli experimentom odhalit chybu na ktoru by sme poukazali a zkritizovali</text:p>
        </text:list-item>
        <text:list-item>
          <text:p text:style-name="P14">experimenty musime zdovodnit preco sa chovaju ako sa chovaju</text:p>
        </text:list-item>
      </text:list>
      <text:p text:style-name="P8"/>
      <text:p text:style-name="P11"><text:span text:style-name="T1">Postup experimentovania</text:span></text:p>
      <text:list text:style-name="L1">
        <text:list-item>
          <text:p text:style-name="P14">Stanovit ciel experimentu</text:p>
        </text:list-item>
        <text:list-item>
          <text:p text:style-name="P14">nasledne bude treba na dany ciel vymysliet aky sposobom sa k nemu pomocou experimentu dostaneme (pripustny je aj postup pokus-omly)</text:p>
        </text:list-item>
      </text:list>
      <text:p text:style-name="P11">Popis jednotilivých experimentov</text:p>
      <text:list text:style-name="L1">
        <text:list-item>
          <text:p text:style-name="P14">Zobranie vysledkov z experimentov a ich dokumentacia</text:p>
        </text:list-item>
        <text:list-item>
          <text:p text:style-name="P14">na ake vstupy ako system reaguje ci podla ocakavanie alebo nie vyskytuju sa vo vysledkoch nejake zaujimave jednorazove hodnoty ktore mohli vzniknut bud velmi ojedinelou situaciou alebo pripadne moznou chybou v modele</text:p>
        </text:list-item>
        <text:list-item>
          <text:p text:style-name="P14">mozme pouzit nejake obrazky alebo grafy ktore popiseme</text:p>
        </text:list-item>
      </text:list>
      <text:p text:style-name="P11"><text:span text:style-name="T1">Záver z experimentov</text:span></text:p>
      <text:list text:style-name="L1">
        <text:list-item>
          <text:p text:style-name="P14">Kolko experimentov bolo vykonanych, na co sme sa <text:s/>pri nich zameriavali v pripade chyby v systeme ci sme ju potom opravili. Vysledky ci boli dostatocne <text:s/>presne alebo ak by experimenty bezali dlhsiu dobu mohli by sa vysledky radikaldne este zmenit alebo nie..</text:p>
        </text:list-item>
      </text:list>
      <text:p text:style-name="P16"><text:span text:style-name="T1">Záver</text:span></text:p>
      <text:list text:style-name="L1">
        <text:list-item>
          <text:p text:style-name="P14">Zhodnotenie vykonanych exprerimentov ci boli uspesne alebo nie, nasli sme co sme hladali</text:p>
        </text:list-item>
        <text:list-item>
          <text:p text:style-name="P14">co nam vysledky experimentov povedali o modele co s toho sa da aplikovat na realny system ci by to malo predpokladane vysledky alebo ci mozno by vo v realnom modele praveze pouzitelne nobolo a z akeho dovodu.</text:p>
        </text:list-item>
        <text:list-item>
          <text:p text:style-name="P14">Mozno zhodnotit nieco ine ako len experimenty</text:p>
        </text:list-item>
      </text:list>
      <text:p text:style-name="P8"><text:tab/></text:p>
      <text:p text:style-name="P8"/>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6</meta:generator>
  </office:meta>
</office:document-meta>
</file>